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rduino OPTA Wifi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lt; 1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gt; 8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atastrophenschwim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A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Pegel</text:p>
          </table:table-cell>
          <table:table-cell table:number-columns-repeated="4"/>
          <table:table-cell office:value-type="string" calcext:value-type="string">
            <text:p>'</text:p>
          </table:table-cell>
          <table:table-cell office:value-type="string" calcext:value-type="string">
            <text:p>‘</text:p>
          </table:table-cell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F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7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Strommessu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ugelventilantrie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Lampe Grü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Lampe R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Rela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pta Ext A060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Temp Wasser</text:p>
          </table:table-cell>
          <table:table-cell office:value-type="string" calcext:value-type="string">
            <text:p>https://www.automation24.at/pt100-einschraubfuehler-wika-14132823-tf37-pt100-a-4-l-g1-4b-200degc-1-5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Rohrbahndruck (Wika </text:p>
          </table:table-cell>
          <table:table-cell office:value-type="string" calcext:value-type="string">
            <text:p>https://www.automation24.at/drucktransmitter-wika-a-10-13002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0-10V/4-20mA/PT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Spannungsmessu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O1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O2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2C</text:p>
          </table:table-cell>
          <table:table-cell office:value-type="string" calcext:value-type="string">
            <text:p>Umgebungstemperatur</text:p>
          </table:table-cell>
          <table:table-cell office:value-type="string" calcext:value-type="string">
            <text:p>BME 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LCD Displa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.00.0000</text:date>, <text:time style:data-style-name="N2" text:time-value="16:23:12.105060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3:36:48.406066600</meta:creation-date>
    <dc:date>2026-04-05T16:49:01.065856300</dc:date>
    <meta:editing-duration>PT39M59S</meta:editing-duration>
    <meta:editing-cycles>8</meta:editing-cycles>
    <meta:generator>LibreOffice/25.8.5.2$Windows_X86_64 LibreOffice_project/9c8b85f387cc00a89945a79c9e6239f32e450ac2</meta:generator>
    <meta:document-statistic meta:table-count="1" meta:cell-count="79" meta:object-count="0"/>
  </office:meta>
</office:document-meta>
</file>